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48pt" fo:language="en" fo:country="GB" style:font-size-asian="48pt"/>
    </style:style>
    <style:style style:name="P3" style:family="paragraph" style:parent-style-name="Standard">
      <style:paragraph-properties fo:text-align="center" style:justify-single-word="false"/>
      <style:text-properties fo:font-size="22pt" fo:language="en" fo:country="GB" style:font-size-asian="22pt"/>
    </style:style>
    <style:style style:name="P4" style:family="paragraph" style:parent-style-name="Standard">
      <style:paragraph-properties fo:text-align="center" style:justify-single-word="false"/>
      <style:text-properties fo:language="en" fo:country="GB"/>
    </style:style>
    <style:style style:name="P5" style:family="paragraph" style:parent-style-name="Standard">
      <style:paragraph-properties fo:line-height="100%" fo:text-align="center" style:justify-single-word="false"/>
      <style:text-properties fo:language="en" fo:country="GB"/>
    </style:style>
    <style:style style:name="P6" style:family="paragraph" style:parent-style-name="Standard">
      <style:text-properties fo:language="en" fo:country="GB" officeooo:rsid="0023714c" officeooo:paragraph-rsid="0023714c"/>
    </style:style>
    <style:style style:name="P7" style:family="paragraph" style:parent-style-name="Standard">
      <style:text-properties fo:language="en" fo:country="GB" officeooo:rsid="00278191" officeooo:paragraph-rsid="00278191"/>
    </style:style>
    <style:style style:name="P8" style:family="paragraph" style:parent-style-name="Standard">
      <style:text-properties fo:language="en" fo:country="GB" officeooo:rsid="00278191" officeooo:paragraph-rsid="002c5977"/>
    </style:style>
    <style:style style:name="P9" style:family="paragraph" style:parent-style-name="Standard">
      <style:text-properties fo:language="en" fo:country="GB" officeooo:rsid="002c5977" officeooo:paragraph-rsid="002c5977"/>
    </style:style>
    <style:style style:name="P10" style:family="paragraph" style:parent-style-name="Standard">
      <style:paragraph-properties fo:text-align="center" style:justify-single-word="false"/>
      <style:text-properties style:text-position="0% 100%" fo:language="en" fo:country="GB"/>
    </style:style>
    <style:style style:name="P11" style:family="paragraph" style:parent-style-name="Heading_20_1">
      <style:text-properties fo:language="en" fo:country="GB" officeooo:rsid="001eb6e3" officeooo:paragraph-rsid="001eb6e3"/>
    </style:style>
    <style:style style:name="P12" style:family="paragraph" style:parent-style-name="Heading_20_1">
      <style:text-properties fo:language="en" fo:country="GB" officeooo:rsid="00201b26" officeooo:paragraph-rsid="00201b26"/>
    </style:style>
    <style:style style:name="P13" style:family="paragraph" style:parent-style-name="Heading_20_1">
      <style:text-properties fo:language="en" fo:country="GB" officeooo:rsid="00278191" officeooo:paragraph-rsid="00278191"/>
    </style:style>
    <style:style style:name="P14" style:family="paragraph" style:parent-style-name="Heading_20_1">
      <style:paragraph-properties fo:break-before="page"/>
      <style:text-properties fo:language="en" fo:country="GB" officeooo:rsid="001eb6e3" officeooo:paragraph-rsid="001eb6e3"/>
    </style:style>
    <style:style style:name="P15" style:family="paragraph" style:parent-style-name="Heading_20_2">
      <style:text-properties fo:language="en" fo:country="GB"/>
    </style:style>
    <style:style style:name="P16" style:family="paragraph" style:parent-style-name="Standard" style:master-page-name="First_20_Page">
      <style:paragraph-properties fo:text-align="center" style:justify-single-word="false" style:page-number="auto"/>
      <style:text-properties fo:font-size="48pt" fo:language="en" fo:country="GB" style:font-size-asian="48pt"/>
    </style:style>
    <style:style style:name="P17" style:family="paragraph" style:parent-style-name="Standard">
      <style:paragraph-properties fo:text-align="center" style:justify-single-word="false"/>
      <style:text-properties fo:font-size="24pt" fo:language="en" fo:country="GB" officeooo:rsid="001eb6e3" officeooo:paragraph-rsid="001eb6e3" style:font-size-asian="24pt"/>
    </style:style>
    <style:style style:name="P18" style:family="paragraph" style:parent-style-name="Standard" style:list-style-name="L1">
      <style:text-properties fo:language="en" fo:country="GB" officeooo:rsid="0023714c" officeooo:paragraph-rsid="0023714c"/>
    </style:style>
    <style:style style:name="P19" style:family="paragraph" style:parent-style-name="Standard" style:list-style-name="L2">
      <style:text-properties fo:language="en" fo:country="GB" officeooo:rsid="0023714c" officeooo:paragraph-rsid="0023714c"/>
    </style:style>
    <style:style style:name="P20" style:family="paragraph" style:parent-style-name="Standard" style:list-style-name="L3">
      <style:text-properties fo:language="en" fo:country="GB" officeooo:rsid="0023714c" officeooo:paragraph-rsid="0023714c"/>
    </style:style>
    <style:style style:name="P21" style:family="paragraph" style:parent-style-name="Standard" style:list-style-name="L3">
      <style:text-properties fo:language="en" fo:country="GB" officeooo:rsid="0023714c" officeooo:paragraph-rsid="00256e53"/>
    </style:style>
    <style:style style:name="P22" style:family="paragraph" style:parent-style-name="Standard" style:list-style-name="L4">
      <style:text-properties fo:language="en" fo:country="GB" officeooo:rsid="0023714c" officeooo:paragraph-rsid="0023714c"/>
    </style:style>
    <style:style style:name="P23" style:family="paragraph" style:parent-style-name="Standard" style:list-style-name="L5">
      <style:text-properties fo:language="en" fo:country="GB" officeooo:rsid="0023714c" officeooo:paragraph-rsid="0023714c"/>
    </style:style>
    <style:style style:name="P24" style:family="paragraph" style:parent-style-name="Standard" style:list-style-name="L6">
      <style:text-properties fo:language="en" fo:country="GB" officeooo:rsid="0023714c" officeooo:paragraph-rsid="0023714c"/>
    </style:style>
    <style:style style:name="P25" style:family="paragraph" style:parent-style-name="Standard" style:list-style-name="L7">
      <style:text-properties fo:language="en" fo:country="GB" officeooo:rsid="0023714c" officeooo:paragraph-rsid="0023714c"/>
    </style:style>
    <style:style style:name="P26" style:family="paragraph" style:parent-style-name="Standard">
      <style:text-properties fo:language="en" fo:country="GB" officeooo:rsid="002e84bf" officeooo:paragraph-rsid="002e84bf"/>
    </style:style>
    <style:style style:name="P27" style:family="paragraph" style:parent-style-name="Standard">
      <style:text-properties fo:language="en" fo:country="GB" officeooo:paragraph-rsid="002cfe5f"/>
    </style:style>
    <style:style style:name="P28" style:family="paragraph" style:parent-style-name="Standard">
      <style:text-properties fo:language="en" fo:country="GB" officeooo:rsid="00278191" officeooo:paragraph-rsid="00278191"/>
    </style:style>
    <style:style style:name="P29" style:family="paragraph" style:parent-style-name="Standard">
      <style:text-properties fo:language="en" fo:country="GB" officeooo:rsid="002fe73d" officeooo:paragraph-rsid="002fe73d"/>
    </style:style>
    <style:style style:name="P30" style:family="paragraph">
      <loext:graphic-properties draw:fill="hatch" draw:fill-hatch-name="Hatching_20_46"/>
      <style:paragraph-properties fo:text-align="start"/>
      <style:text-properties fo:font-size="18pt"/>
    </style:style>
    <style:style style:name="T1" style:family="text">
      <style:text-properties officeooo:rsid="0021e4d4"/>
    </style:style>
    <style:style style:name="T2" style:family="text">
      <style:text-properties fo:font-size="48pt" style:font-size-asian="48pt"/>
    </style:style>
    <style:style style:name="T3" style:family="text">
      <style:text-properties fo:font-size="48pt" officeooo:rsid="001d8321" style:font-size-asian="48pt"/>
    </style:style>
    <style:style style:name="T4" style:family="text">
      <style:text-properties fo:font-size="22pt" style:font-size-asian="22pt"/>
    </style:style>
    <style:style style:name="T5" style:family="text">
      <style:text-properties officeooo:rsid="001eb6e3"/>
    </style:style>
    <style:style style:name="T6" style:family="text">
      <style:text-properties style:text-position="sub 58%" fo:font-size="16pt" style:font-size-asian="16pt" style:font-size-complex="16pt"/>
    </style:style>
    <style:style style:name="T7" style:family="text">
      <style:text-properties officeooo:rsid="0023714c"/>
    </style:style>
    <style:style style:name="T8" style:family="text">
      <style:text-properties officeooo:rsid="00256e53"/>
    </style:style>
    <style:style style:name="T9" style:family="text">
      <style:text-properties officeooo:rsid="00299dec"/>
    </style:style>
    <style:style style:name="T10" style:family="text">
      <style:text-properties officeooo:rsid="002cbfdf"/>
    </style:style>
    <style:style style:name="T11" style:family="text">
      <style:text-properties officeooo:rsid="002cfe5f"/>
    </style:style>
    <style:style style:name="T12" style:family="text">
      <style:text-properties fo:font-style="italic"/>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officeooo:rsid="002e84bf" style:font-style-asian="normal" style:font-weight-asian="normal"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hatch" draw:fill-hatch-name="Hatching_20_46" draw:textarea-vertical-align="top" draw:auto-grow-height="false" fo:min-height="0cm" fo:min-width="14.686cm" fo:padding-top="0.125cm" fo:padding-bottom="0.125cm" fo:padding-left="0.25cm" fo:padding-right="0.25cm" fo:wrap-option="wrap" style:run-through="foreground"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2"/>
      <text:p text:style-name="P10"><text:span text:style-name="T3">Introduction into Object-Oriented Programming</text:span><text:span text:style-name="T2"> </text:span></text:p>
      <text:p text:style-name="P4"><text:span text:style-name="T4">Coursework 1<text:line-break/></text:span><text:span text:style-name="T6">Mustafa Bozkurt</text:span></text:p>
      <text:p text:style-name="P3"/>
      <text:p text:style-name="P3"/>
      <text:p text:style-name="P3"/>
      <text:p text:style-name="P4"/>
      <text:p text:style-name="P17">Chess Game</text:p>
      <text:p text:style-name="P4"/>
      <text:p text:style-name="P4"/>
      <text:p text:style-name="P4"/>
      <text:p text:style-name="P4"/>
      <text:p text:style-name="P4"/>
      <text:p text:style-name="P5">Johannes Niklas Hartmann<text:line-break/>Queen Marry University London<text:line-break/>Software Engineering MSc<text:line-break/>170904935</text:p>
      <text:h text:style-name="P14" text:outline-level="1">Introduction</text:h>
      <text:p text:style-name="P6">The application is a console based two player chess game.</text:p>
      <text:h text:style-name="P15" text:outline-level="2">How to compile</text:h>
      <text:p text:style-name="P6">First make sure you are in the root folder of this game. To compile the code just run the following command. It deletes eventually excisting old compiled code and compile the project. <text:s text:c="2"/></text:p>
      <text:list xml:id="list8606478362405478377" text:style-name="L1">
        <text:list-item>
          <text:p text:style-name="P18"><text:s/>make clean &amp;&amp; make</text:p>
        </text:list-item>
      </text:list>
      <text:p text:style-name="P6">Note: Make sure you have the latest gcc compiler version installed to compile</text:p>
      <text:p text:style-name="P6">the code</text:p>
      <text:h text:style-name="P15" text:outline-level="2">How to <text:span text:style-name="T7">execute</text:span></text:h>
      <text:p text:style-name="P6">To start the game, simply execute the following command in your teriminal at the project root folder.</text:p>
      <text:list xml:id="list1392254889558424712" text:style-name="L2">
        <text:list-item>
          <text:p text:style-name="P19">./build/main</text:p>
        </text:list-item>
      </text:list>
      <text:h text:style-name="P15" text:outline-level="2">How to play</text:h>
      <text:p text:style-name="P6">To play the game, you will be asked to enter a figures origin and target. To select a figure just type in its coordinates. For example to make an initial move type in:</text:p>
      <text:list xml:id="list6677929135178458078" text:style-name="L3">
        <text:list-item>
          <text:p text:style-name="P20"><text:span text:style-name="T8">P</text:span>lease select a figure: E2</text:p>
        </text:list-item>
        <text:list-item>
          <text:p text:style-name="P21">Please select a target: E4</text:p>
        </text:list-item>
      </text:list>
      <text:p text:style-name="P6">Note: The input is case insensitive</text:p>
      <text:p text:style-name="P6">If you type in a invalid input, you will be asked to retype in your move. The game accepts only valid move corresponding to the standard chess rules. After a succesfull move the current board will be printed. Now the other player can type in it's move.</text:p>
      <text:p text:style-name="P6">There are a bunch of extra commands to type in at the beginning of your move: <text:s text:c="2"/></text:p>
      <text:p text:style-name="P6">Undo a move:</text:p>
      <text:list xml:id="list8681480966786739692" text:style-name="L4">
        <text:list-item>
          <text:p text:style-name="P22">:u</text:p>
        </text:list-item>
      </text:list>
      <text:p text:style-name="P6">Save the game to a file:</text:p>
      <text:list xml:id="list1844146692306256992" text:style-name="L5">
        <text:list-item>
          <text:p text:style-name="P23">:s</text:p>
        </text:list-item>
      </text:list>
      <text:p text:style-name="P6">Load a previous saved game:</text:p>
      <text:list xml:id="list8273442787772188883" text:style-name="L6">
        <text:list-item>
          <text:p text:style-name="P24">:l</text:p>
        </text:list-item>
      </text:list>
      <text:p text:style-name="P6">Quit the game:</text:p>
      <text:list xml:id="list2481424292481301903" text:style-name="L7">
        <text:list-item>
          <text:p text:style-name="P25">:q</text:p>
        </text:list-item>
      </text:list>
      <text:p text:style-name="P6">Note: It is only possible to save one savegame. The file location is at the rootfolder: SaveFile.txt. If you want to protect your savegame from overriding, move it to another location</text:p>
      <text:h text:style-name="P11" text:outline-level="1"><text:soft-page-break/>Programming approach</text:h>
      <text:p text:style-name="P8">The application is implemented using the Model View Controller approach. </text:p>
      <text:p text:style-name="P8">Therefore the model holds all the game logic and implements the chess rules.The class “Board” represents the chessboard. <text:span text:style-name="T9">It has a 2D chessman pointer array as member to represent the chessboard, and moves will be made with the applyMove methode. Chessman is an abstract class that is used as Interface for each individual chessman. Each induvidual chessman must implement the getPossibleMoves methode should contain the individual game logic of the individual chessman. </text:span></text:p>
      <text:p text:style-name="P9">The “View” class implements all needed user interaction over stdin and stdout as well as file interaction to load and save the game. </text:p>
      <text:p text:style-name="P9">The Controller class combines view with the model and implements the game cicle. Therefore it coninuisly asks the user for new moves until one player is checkmate or the game is ended by a user command.</text:p>
      <text:h text:style-name="P13" text:outline-level="1">Documentation</text:h>
      <text:p text:style-name="P7">The project is documented using Java Doc style code comments. The detailed documentation can be found at:</text:p>
      <text:p text:style-name="P7"><text:a xlink:type="simple" xlink:href="https://incrediblehannes.github.io/QMUL-ChessGame/html/index.html" text:style-name="Internet_20_link" text:visited-style-name="Visited_20_Internet_20_Link">https://incrediblehannes.github.io/QMUL-ChessGame/html/index.html</text:a></text:p>
      <text:p text:style-name="P7">This documentation contains a breaf explaination of each methode. The documentation was generated by doxygen and ist hosted by GitHub pages. There is also a offline version in the source code folder. </text:p>
      <text:h text:style-name="P12" text:outline-level="1"><text:span text:style-name="T5">I</text:span>ssues during the Implementation</text:h>
      <text:p text:style-name="P7">Because auf the use of a pointer array, pointing to each chessman, I had big issues with memory leaks and segmentation faults. But in the end I was able to solve this memory leaks. </text:p>
      <text:p text:style-name="P29">In general the usage of that many pointes caused manny issues, whitch could have been avoided by the use of smartpointers.</text:p>
      <text:h text:style-name="P12" text:outline-level="1">Limitation of the Application</text:h>
      <text:p text:style-name="P27"><text:span text:style-name="T11">Unfortunatly the draw of a chessgame is only implemented very basically because the limited time. It only supports a draw when there is no possible anymore move for the current player. Also the </text:span><text:bookmark text:name="En_passant"/><text:span text:style-name="T12">En passant </text:span><text:span text:style-name="T14">rule is not implemented.</text:span></text:p>
      <text:p text:style-name="P26"><text:span text:style-name="T13">Also there is no AI implemented. The application is an two player only game. </text:span></text:p>
      <text:p text:style-name="P26">The undo function may make some problems in some special cases. For example it is not possible to undo a casteling and do it again, because the undo function does not reset the moved flag inside the chessman. It would be a bigger refactore to fix this bug, because my architecture does not support a easy fix.</text:p>
      <text:p text:style-name="P26"/>
      <text:h text:style-name="P12" text:outline-level="1"><text:soft-page-break/>Testing of the Application</text:h>
      <text:p text:style-name="P7">To make sure that the application is free of memory leaks, valgrind was used as a tool to analise and debug the code. Also <text:span text:style-name="T10">the load from file functionality was verry helpful to apply many moves at once and check if every rule is applied correctly. Unfortunatly I was unable to implement propper Tests because the limited time and the complexity of the chess ga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hatch draw:name="Hatching_20_46" draw:display-name="Hatching 46" draw:style="single" draw:color="#000000" draw:distance="0.05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de" fo:country="DE"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de" fo:country="DE"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Heading_20_4" style:display-name="Heading 4" style:family="paragraph" style:parent-style-name="Heading" style:class="text"/>
    <style:style style:name="Default_20_Paragraph_20_Font" style:display-name="Default Paragraph Font" style:family="text"/>
    <style:style style:name="Überschrift_20_1_20_Zchn" style:display-name="Überschrift 1 Zchn" style:family="text" style:parent-style-name="Default_20_Paragraph_20_Font">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Überschrift_20_2_20_Zchn" style:display-name="Überschrift 2 Zchn" style:family="text" style:parent-style-name="Default_20_Paragraph_20_Font">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loext:graphic-properties draw:fill="hatch" draw:fill-hatch-name="Hatching_20_46"/>
      <style:paragraph-properties fo:text-align="start"/>
      <style:text-properties fo:font-size="18pt"/>
    </style:style>
    <style:style style:name="MT1" style:family="text">
      <style:text-properties officeooo:rsid="0021e4d4"/>
    </style:style>
    <style:style style:name="Mgr1" style:family="graphic">
      <style:graphic-properties draw:stroke="none" svg:stroke-width="0cm" draw:fill="hatch" draw:fill-hatch-name="Hatching_20_46" draw:textarea-vertical-align="top" draw:auto-grow-height="false" fo:min-height="0cm" fo:min-width="14.686cm" fo:padding-top="0.125cm" fo:padding-bottom="0.125cm" fo:padding-left="0.25cm" fo:padding-right="0.25cm" fo:wrap-option="wrap" style:run-through="foreground" style:vertical-pos="from-top"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header>
        <text:p text:style-name="Header">Johannes Hartmann<text:tab/> Coursework 1<text:tab/><text:span text:style-name="MT1">OO Programming</text:span></text:p>
      </style:header>
      <style:footer>
        <text:p text:style-name="MP1"><draw:custom-shape text:anchor-type="as-char" svg:y="0cm" draw:z-index="2" draw:style-name="Mgr1" draw:text-style-name="MP2" svg:width="15.188cm" svg:height="0.126cm"><text:p/><draw:enhanced-geometry draw:mirror-horizontal="false" draw:mirror-vertical="true" svg:viewBox="0 0 0 0" drawooo:sub-view-size="2 2" draw:text-areas="?f6 ?f7 ?f0 ?f1" draw:type="ooxml-flowChartDecision" draw:enhanced-path="M 0 1 L 1 0 2 1 1 2 Z N"><draw:equation draw:name="f0" draw:formula="logwidth*3/4"/><draw:equation draw:name="f1" draw:formula="logheight*3/4"/><draw:equation draw:name="f2" draw:formula="logwidth/2"/><draw:equation draw:name="f3" draw:formula="logheight/2"/><draw:equation draw:name="f4" draw:formula="logheight"/><draw:equation draw:name="f5" draw:formula="logwidth"/><draw:equation draw:name="f6" draw:formula="logwidth/4"/><draw:equation draw:name="f7" draw:formula="logheight/4"/></draw:enhanced-geometry></draw:custom-shape></text:p>
        <text:p text:style-name="MP1"><text:page-number text:select-page="current">4</text:page-number></text:p>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annes</meta:initial-creator>
    <meta:editing-cycles>23</meta:editing-cycles>
    <meta:creation-date>2017-11-09T14:58:00</meta:creation-date>
    <dc:date>2017-12-12T17:49:54.722466427</dc:date>
    <meta:editing-duration>PT27M1S</meta:editing-duration>
    <meta:generator>LibreOffice/5.1.6.2$Linux_X86_64 LibreOffice_project/10m0$Build-2</meta:generator>
    <meta:document-statistic meta:table-count="0" meta:image-count="0" meta:object-count="0" meta:page-count="4" meta:paragraph-count="51" meta:word-count="725" meta:character-count="4242" meta:non-whitespace-character-count="356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